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457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508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table:style-name="ce10" office:value-type="string">
            <text:p>PHIẾU THU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có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 each=&quot;dr in line.line_cr_ids&quot;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4" office:value-type="string">
            <text:p>Người nộp tiền: 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 office:value-type="string">
            <text:p><text:a xlink:href="python://line.partner_id%20and%20line.partner_id.street%20or%20''" xlink:type="simple">street</text:a>, <text:a xlink:href="python://line.partner_id%20and%20line.partner_id.street2%20or%20''" xlink:type="simple">street2</text:a>, <text:a xlink:href="python://line.partner_id%20and%20line.partner_id.city%20or%20''" xlink:type="simple">city</text:a>, <text:a xlink:href="python://line.partner_id%20and%20line.partner_id.state_id%20and%20line.partner_id.state_id.name%20or%20''" xlink:type="simple">state</text:a>, <text:a xlink:href="python://line.partner_id%20and%20line.partner_id.country_id%20and%20line.partner_id.country_id.name%20or%20''" xlink:type="simple">country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Lý do thu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c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c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ộp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20T15:12:25</dc:date>
    <dc:creator>phuoc </dc:creator>
    <meta:editing-duration>PT6H58M5S</meta:editing-duration>
    <meta:editing-cycles>70</meta:editing-cycles>
    <meta:generator>LibreOffice/3.5$Linux_x86 LibreOffice_project/350m1$Build-2</meta:generator>
    <meta:document-statistic meta:table-count="3" meta:cell-count="30" meta:object-count="0"/>
  </office:meta>
</office:document-meta>
</file>